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Lato Medium" fo:font-weight="normal" officeooo:rsid="000a3f84" officeooo:paragraph-rsid="00155508" style:font-weight-asian="normal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Lato Medium" officeooo:rsid="000a3f84" officeooo:paragraph-rsid="00155508"/>
    </style:style>
    <style:style style:name="P3" style:family="paragraph" style:parent-style-name="Standard">
      <style:paragraph-properties fo:line-height="150%" fo:text-align="start" style:justify-single-word="false"/>
      <style:text-properties style:font-name="Lato Medium" fo:font-size="12pt" fo:font-weight="normal" officeooo:rsid="000a3f84" officeooo:paragraph-rsid="0015550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15550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source-code-pro" fo:font-size="10.5pt" fo:letter-spacing="normal" fo:font-style="normal" fo:font-weight="normal" officeooo:rsid="000bc371" officeooo:paragraph-rsid="00155508" style:font-weight-asian="normal" style:font-weight-complex="normal"/>
    </style:style>
    <style:style style:name="T1" style:family="text">
      <style:text-properties fo:font-variant="normal" fo:text-transform="none" fo:color="#242424" loext:opacity="100%" style:font-name="source-code-pro" fo:font-size="10.5pt" fo:letter-spacing="normal" fo:font-style="normal"/>
    </style:style>
    <style:style style:name="T2" style:family="text">
      <style:text-properties fo:font-variant="normal" fo:text-transform="none" fo:color="#242424" loext:opacity="100%" style:font-name="source-code-pro" fo:font-size="10.5pt" fo:letter-spacing="normal" fo:font-style="normal" officeooo:rsid="000bc371"/>
    </style:style>
    <style:style style:name="T3" style:family="text">
      <style:text-properties fo:font-variant="normal" fo:text-transform="none" fo:color="#242424" loext:opacity="100%" style:font-name="source-code-pro" fo:font-size="10.5pt" fo:letter-spacing="normal" fo:font-style="normal" fo:font-weight="normal"/>
    </style:style>
    <style:style style:name="T4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1497"/>
    </style:style>
    <style:style style:name="T5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6adf"/>
    </style:style>
    <style:style style:name="T6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43d89"/>
    </style:style>
    <style:style style:name="T7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55508"/>
    </style:style>
    <style:style style:name="T8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9a0a2"/>
    </style:style>
    <style:style style:name="T9" style:family="text">
      <style:text-properties fo:font-variant="normal" fo:text-transform="none" fo:color="#242424" loext:opacity="100%" style:font-name="source-code-pro" fo:font-size="10.5pt" fo:letter-spacing="normal" fo:font-style="normal" officeooo:rsid="000f4b47"/>
    </style:style>
    <style:style style:name="T10" style:family="text">
      <style:text-properties fo:font-variant="normal" fo:text-transform="none" fo:color="#242424" loext:opacity="100%" style:font-name="source-code-pro" fo:font-size="10.5pt" fo:letter-spacing="normal" fo:font-style="normal" officeooo:rsid="0012d855"/>
    </style:style>
    <style:style style:name="T11" style:family="text">
      <style:text-properties fo:font-variant="normal" fo:text-transform="none" fo:color="#242424" loext:opacity="100%" style:font-name="source-code-pro" fo:font-size="10.5pt" fo:letter-spacing="normal" fo:font-style="normal" officeooo:rsid="0028f462"/>
    </style:style>
    <style:style style:name="T12" style:family="text">
      <style:text-properties fo:font-variant="normal" fo:text-transform="none" fo:color="#242424" loext:opacity="100%" style:font-name="source-code-pro" fo:font-size="10.5pt" fo:letter-spacing="normal" fo:font-style="normal" officeooo:rsid="0020c129"/>
    </style:style>
    <style:style style:name="T13" style:family="text">
      <style:text-properties fo:font-variant="normal" fo:text-transform="none" fo:color="#242424" loext:opacity="100%" style:font-name="source-code-pro" fo:font-size="10.5pt" fo:letter-spacing="normal" fo:font-style="normal" officeooo:rsid="0018cafd"/>
    </style:style>
    <style:style style:name="T14" style:family="text">
      <style:text-properties fo:font-variant="normal" fo:text-transform="none" fo:color="#242424" loext:opacity="100%" style:font-name="source-code-pro" fo:font-size="10.5pt" fo:letter-spacing="normal" fo:font-style="normal" officeooo:rsid="000dcac6" style:font-size-asian="12pt" style:font-size-complex="12pt"/>
    </style:style>
    <style:style style:name="T15" style:family="text">
      <style:text-properties fo:font-variant="normal" fo:text-transform="none" fo:color="#242424" loext:opacity="100%" style:font-name="source-code-pro" fo:font-size="10.5pt" fo:letter-spacing="normal" fo:font-style="normal" officeooo:rsid="00279288" style:font-size-asian="12pt" style:font-size-complex="12pt"/>
    </style:style>
    <style:style style:name="T16" style:family="text">
      <style:text-properties fo:font-variant="normal" fo:text-transform="none" fo:color="#242424" loext:opacity="100%" style:font-name="source-code-pro" fo:font-size="10.5pt" fo:letter-spacing="normal" fo:font-style="normal" officeooo:rsid="0028f462" style:font-size-asian="12pt" style:font-size-complex="12pt"/>
    </style:style>
    <style:style style:name="T17" style:family="text">
      <style:text-properties fo:font-variant="normal" fo:text-transform="none" fo:color="#242424" loext:opacity="100%" style:font-name="source-code-pro" fo:font-size="10.5pt" fo:letter-spacing="normal" fo:font-style="normal" officeooo:rsid="0020c129" style:font-size-asian="12pt" style:font-size-complex="12pt"/>
    </style:style>
    <style:style style:name="T18" style:family="text">
      <style:text-properties fo:font-variant="normal" fo:text-transform="none" fo:color="#242424" loext:opacity="100%" style:font-name="source-code-pro" fo:font-size="10.5pt" fo:letter-spacing="normal" fo:font-style="normal" officeooo:rsid="00155508" style:font-size-asian="12pt" style:font-size-complex="12pt"/>
    </style:style>
    <style:style style:name="T19" style:family="text">
      <style:text-properties fo:font-variant="normal" fo:text-transform="none" fo:color="#242424" loext:opacity="100%" style:font-name="source-code-pro" fo:font-size="10.5pt" fo:letter-spacing="normal" fo:font-style="normal" officeooo:rsid="001e1c5c"/>
    </style:style>
    <style:style style:name="T20" style:family="text">
      <style:text-properties fo:font-variant="normal" fo:text-transform="none" fo:color="#242424" loext:opacity="100%" style:font-name="source-code-pro" fo:font-size="10.5pt" fo:letter-spacing="normal" fo:font-style="normal" officeooo:rsid="00155508"/>
    </style:style>
    <style:style style:name="T21" style:family="text">
      <style:text-properties fo:font-variant="normal" fo:text-transform="none" fo:color="#242424" loext:opacity="100%" style:font-name="source-code-pro" fo:font-size="10.5pt" fo:letter-spacing="normal" fo:font-style="normal" officeooo:rsid="00161a3c"/>
    </style:style>
    <style:style style:name="T22" style:family="text">
      <style:text-properties fo:font-variant="normal" fo:text-transform="none" fo:color="#242424" loext:opacity="100%" fo:font-size="12pt" fo:letter-spacing="normal" fo:font-style="normal" officeooo:rsid="000dcac6" style:font-size-asian="12pt" style:font-size-complex="12pt"/>
    </style:style>
    <style:style style:name="T23" style:family="text">
      <style:text-properties fo:font-variant="normal" fo:text-transform="none" fo:color="#242424" loext:opacity="100%" fo:font-size="12pt" fo:letter-spacing="normal" fo:font-style="normal" officeooo:rsid="0018cafd" style:font-size-asian="12pt" style:font-size-complex="12pt"/>
    </style:style>
    <style:style style:name="T24" style:family="text">
      <style:text-properties fo:font-variant="normal" fo:text-transform="none" fo:color="#242424" loext:opacity="100%" fo:font-size="12pt" fo:letter-spacing="normal" fo:font-style="normal" officeooo:rsid="0020ec2b" style:font-size-asian="12pt" style:font-size-complex="12pt"/>
    </style:style>
    <style:style style:name="T25" style:family="text">
      <style:text-properties fo:font-variant="normal" fo:text-transform="none" fo:color="#242424" loext:opacity="100%" fo:font-size="12pt" fo:letter-spacing="normal" fo:font-style="normal" officeooo:rsid="00155508" style:font-size-asian="12pt" style:font-size-complex="12pt"/>
    </style:style>
    <style:style style:name="T26" style:family="text">
      <style:text-properties fo:font-variant="normal" fo:text-transform="none" fo:color="#242424" loext:opacity="100%" fo:font-size="12pt" fo:letter-spacing="normal" fo:font-style="normal" officeooo:rsid="0019a0a2" style:font-size-asian="12pt" style:font-size-complex="12pt"/>
    </style:style>
    <style:style style:name="T27" style:family="text">
      <style:text-properties fo:font-variant="normal" fo:text-transform="none" fo:color="#5c2699" loext:opacity="100%" style:font-name="source-code-pro" fo:font-size="10.5pt" fo:letter-spacing="normal" fo:font-style="normal" officeooo:rsid="000bc371"/>
    </style:style>
    <style:style style:name="T28" style:family="text">
      <style:text-properties style:font-name="source-code-pro" fo:font-size="10.5pt" officeooo:rsid="0010ab4f"/>
    </style:style>
    <style:style style:name="T29" style:family="text">
      <style:text-properties style:font-name="source-code-pro" fo:font-size="10.5pt" officeooo:rsid="000dcac6"/>
    </style:style>
    <style:style style:name="T30" style:family="text">
      <style:text-properties style:font-name="source-code-pro" fo:font-size="10.5pt" officeooo:rsid="00279288"/>
    </style:style>
    <style:style style:name="T31" style:family="text">
      <style:text-properties style:font-name="source-code-pro" fo:font-size="10.5pt" officeooo:rsid="0028f462"/>
    </style:style>
    <style:style style:name="T32" style:family="text">
      <style:text-properties style:font-name="source-code-pro" fo:font-size="10.5pt" officeooo:rsid="00179352"/>
    </style:style>
    <style:style style:name="T33" style:family="text">
      <style:text-properties style:font-name="source-code-pro" fo:font-size="10.5pt" officeooo:rsid="0020c129"/>
    </style:style>
    <style:style style:name="T34" style:family="text">
      <style:text-properties style:font-name="source-code-pro" fo:font-size="10.5pt" officeooo:rsid="00155508"/>
    </style:style>
    <style:style style:name="T35" style:family="text">
      <style:text-properties style:font-name="source-code-pro" fo:font-size="10.5pt" officeooo:rsid="0018bd55"/>
    </style:style>
    <style:style style:name="T36" style:family="text">
      <style:text-properties style:font-name="source-code-pro" fo:font-size="10.5pt" officeooo:rsid="001b507c"/>
    </style:style>
    <style:style style:name="T37" style:family="text">
      <style:text-properties officeooo:rsid="000dcac6"/>
    </style:style>
    <style:style style:name="T38" style:family="text">
      <style:text-properties officeooo:rsid="000f6adf"/>
    </style:style>
    <style:style style:name="T39" style:family="text">
      <style:text-properties officeooo:rsid="000a3f84"/>
    </style:style>
    <style:style style:name="T40" style:family="text">
      <style:text-properties officeooo:rsid="000fdb3e"/>
    </style:style>
    <style:style style:name="T41" style:family="text">
      <style:text-properties officeooo:rsid="001b50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7">export</text:span><text:span text:style-name="T2"> </text:span><text:span text:style-name="T9">WANDB_PROJECT=</text:span><text:span text:style-name="T10">l</text:span><text:span text:style-name="T11">ayered_model_</text:span><text:span text:style-name="T20">8</text:span><text:span text:style-name="T13">_</text:span><text:span text:style-name="T12">C</text:span><text:span text:style-name="T20">orners</text:span></text:p>
      <text:p text:style-name="P2"><text:tab/><text:span text:style-name="T3">python3 </text:span><text:span text:style-name="T4">q</text:span><text:span text:style-name="T3">lora.py \</text:span><text:line-break/><text:tab/><text:span text:style-name="T3">--model_name_or_path </text:span><text:span text:style-name="T5">merged_</text:span><text:span text:style-name="T3">models/</text:span><text:span text:style-name="T6">layered_models/</text:span><text:span text:style-name="T8">layered_model_</text:span><text:span text:style-name="T7">7</text:span><text:span text:style-name="T6">_</text:span><text:span text:style-name="T7">Cards </text:span><text:span text:style-name="T8">\</text:span></text:p>
      <text:p text:style-name="P1"><text:span text:style-name="T1"><text:tab/>--output_dir ./output/</text:span><text:span text:style-name="T14">l</text:span><text:span text:style-name="T15">ayered_models/</text:span><text:span text:style-name="T16">layered_model_</text:span><text:span text:style-name="T18">8</text:span><text:span text:style-name="T16">_</text:span><text:span text:style-name="T17">C</text:span><text:span text:style-name="T18">orner</text:span><text:span text:style-name="T17">s </text:span><text:span text:style-name="T1">\</text:span><text:line-break/><text:tab/><text:span text:style-name="T1">--logging_steps 10 \</text:span><text:line-break/><text:tab/><text:span text:style-name="T1">--save_strategy steps \</text:span><text:line-break/><text:tab/><text:span text:style-name="T1">--data_seed 42 \</text:span><text:line-break/><text:tab/><text:span text:style-name="T1">--save_steps 500 \</text:span><text:line-break/><text:tab/><text:span text:style-name="T1">--save_total_limit </text:span><text:span text:style-name="T9">2</text:span><text:span text:style-name="T1">0 \</text:span><text:line-break/><text:tab/><text:span text:style-name="T1">--evaluation_strategy steps \</text:span><text:line-break/><text:tab/><text:span text:style-name="T1">--eval_dataset_size </text:span><text:span text:style-name="T21">19633</text:span><text:span text:style-name="T1"> \</text:span><text:line-break/><text:tab/><text:span text:style-name="T1">--per_device_eval_batch_size 16 \</text:span><text:line-break/><text:tab/><text:span text:style-name="T1">--max_new_tokens 32 \</text:span><text:line-break/><text:tab/><text:span text:style-name="T1">--dataloader_num_workers 3 \</text:span><text:line-break/><text:tab/><text:span text:style-name="T1">--group_by_length \</text:span><text:line-break/><text:tab/><text:span text:style-name="T1">--logging_strategy steps \</text:span><text:line-break/><text:tab/><text:span text:style-name="T1">--remove_unused_columns False \</text:span><text:line-break/><text:tab/><text:span text:style-name="T1">--do_train </text:span><text:span text:style-name="T9">True</text:span><text:span text:style-name="T1">\</text:span><text:line-break/><text:tab/><text:span text:style-name="T1">--do_eval </text:span><text:span text:style-name="T9">True</text:span><text:span text:style-name="T1">\</text:span><text:line-break/><text:tab/><text:span text:style-name="T1">--do_mmlu_eval False \</text:span><text:line-break/><text:tab/><text:span text:style-name="T1">--lora_r 64 \</text:span><text:line-break/><text:tab/><text:span text:style-name="T1">--lora_alpha 16 \</text:span><text:line-break/><text:tab/><text:span text:style-name="T1">--lora_modules all \</text:span><text:line-break/><text:tab/><text:span text:style-name="T1">--double_quant \</text:span><text:line-break/><text:tab/><text:span text:style-name="T1">--quant_type nf4 </text:span><text:span text:style-name="T13">True </text:span><text:span text:style-name="T1">\</text:span><text:line-break/><text:tab/><text:span text:style-name="T1">--bf16 \</text:span><text:line-break/><text:tab/><text:span text:style-name="T1">--bits 4 \</text:span><text:line-break/><text:tab/><text:span text:style-name="T1">--warmup_ratio 0.03 \</text:span><text:line-break/><text:tab/><text:span text:style-name="T1">--lr_scheduler_type constant \</text:span><text:line-break/><text:tab/><text:span text:style-name="T1">--gradient_checkpointing \</text:span><text:line-break/><text:tab/><text:span text:style-name="T1">--dataset data/</text:span><text:span text:style-name="T22">layered_</text:span><text:span text:style-name="T26">model_</text:span><text:span text:style-name="T22">datasets/</text:span><text:span text:style-name="T26">corners/</text:span><text:span text:style-name="T23">dataset_</text:span><text:span text:style-name="T25">corners.</text:span><text:span text:style-name="T22">j</text:span><text:span text:style-name="T24">sonl </text:span><text:span text:style-name="T19">\</text:span><text:line-break/><text:tab/><text:span text:style-name="T1">--dataset_format oasst1 \</text:span><text:line-break/><text:tab/><text:span text:style-name="T1">--source_max_len 16 \</text:span><text:line-break/><text:tab/><text:span text:style-name="T1">--target_max_len 512 \</text:span><text:line-break/><text:soft-page-break/><text:tab/><text:span text:style-name="T1">--per_device_train_batch_size 16 \</text:span><text:line-break/><text:tab/><text:span text:style-name="T1">--gradient_accumulation_steps 1 \</text:span><text:line-break/><text:tab/><text:span text:style-name="T1">--max_steps </text:span><text:span text:style-name="T21">4909</text:span><text:span text:style-name="T1">\</text:span><text:line-break/><text:tab/><text:span text:style-name="T1">--eval_steps </text:span><text:span text:style-name="T21">490</text:span><text:span text:style-name="T13"> </text:span><text:span text:style-name="T1">\</text:span><text:line-break/><text:tab/><text:span text:style-name="T1">--learning_rate 0.0002 \</text:span><text:line-break/><text:tab/><text:span text:style-name="T1">--adam_beta2 0.999 \</text:span><text:line-break/><text:tab/><text:span text:style-name="T1">--max_grad_norm 0.3 \</text:span><text:line-break/><text:tab/><text:span text:style-name="T1">--lora_dropout 0.1 \</text:span><text:line-break/><text:tab/><text:span text:style-name="T1">--weight_decay 0.0 \</text:span><text:line-break/><text:tab/><text:span text:style-name="T1">--seed 0 \</text:span><text:line-break/><text:tab/><text:span text:style-name="T1">--report_to wandb </text:span></text:p>
      <text:p text:style-name="P5"/>
      <text:p text:style-name="P5"/>
      <text:p text:style-name="P4">python3 merge_peft_adapters.py <text:span text:style-name="T37">\</text:span></text:p>
      <text:p text:style-name="P4">--device cpu <text:span text:style-name="T37">\</text:span></text:p>
      <text:p text:style-name="P4">--base_model_name_or_path <text:span text:style-name="T38">merged_</text:span><text:span text:style-name="T39">models/</text:span><text:span text:style-name="T37">l</text:span><text:span text:style-name="T30">ayered_model</text:span><text:span text:style-name="T36">s</text:span><text:span text:style-name="T30">/</text:span><text:span text:style-name="T31">layered_model_</text:span><text:span text:style-name="T34">7</text:span><text:span text:style-name="T31">_</text:span><text:span text:style-name="T34">Cards</text:span><text:span text:style-name="T39"> </text:span><text:span text:style-name="T37">\</text:span></text:p>
      <text:p text:style-name="P4">--peft_model_path ./output/<text:span text:style-name="T37">l</text:span><text:span text:style-name="T30">ayered_models/</text:span><text:span text:style-name="T31">layered_model_</text:span><text:span text:style-name="T35">8</text:span><text:span text:style-name="T31">_</text:span><text:span text:style-name="T34">C</text:span><text:span text:style-name="T35">orner</text:span><text:span text:style-name="T34">s/</text:span>checkpoint-<text:span text:style-name="T41">4500</text:span>/adapter_model<text:span text:style-name="T33"> </text:span><text:span text:style-name="T32">\</text:span></text:p>
      <text:p text:style-name="P4"><text:span text:style-name="T28">--output_dir ./merged_models/</text:span><text:span text:style-name="T29">l</text:span><text:span text:style-name="T30">ayered_models/</text:span><text:span text:style-name="T31">layered_model_</text:span><text:span text:style-name="T35">8</text:span><text:span text:style-name="T31">_</text:span><text:span text:style-name="T35">Corner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7:14:20.666752627</meta:creation-date>
    <meta:generator>LibreOffice/7.6.2.1$Linux_X86_64 LibreOffice_project/9d0b4c0791fc17bc4181a67fd90c5aaed576d1c0</meta:generator>
    <dc:date>2023-10-25T21:37:23.143573302</dc:date>
    <meta:editing-duration>PT5H17M38S</meta:editing-duration>
    <meta:editing-cycles>6</meta:editing-cycles>
    <meta:document-statistic meta:table-count="0" meta:image-count="0" meta:object-count="0" meta:page-count="2" meta:paragraph-count="8" meta:word-count="188" meta:character-count="1494" meta:non-whitespace-character-count="1316"/>
  </office:meta>
</office:document-meta>
</file>